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3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fo:border="0.99pt dotted #000000"/>
    </style:style>
    <style:style style:name="ce3" style:family="table-cell" style:parent-style-name="Default" style:data-style-name="N126">
      <style:table-cell-properties fo:background-color="#d8d8ff" style:text-align-source="fix" style:repeat-content="false" fo:border="0.99pt dotted #000000"/>
      <style:paragraph-properties fo:text-align="start" fo:margin-left="0pt"/>
    </style:style>
    <style:style style:name="ce4" style:family="table-cell" style:parent-style-name="Default" style:data-style-name="N126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im_1</text:p>
          </table:table-cell>
          <table:table-cell table:style-name="ce1" office:value-type="string" calcext:value-type="string">
            <text:p>sim_2</text:p>
          </table:table-cell>
          <table:table-cell table:style-name="ce1" office:value-type="string" calcext:value-type="string">
            <text:p>sim_3</text:p>
          </table:table-cell>
          <table:table-cell table:style-name="ce1" office:value-type="string" calcext:value-type="string">
            <text:p>sim_4</text:p>
          </table:table-cell>
          <table:table-cell table:style-name="ce1" office:value-type="string" calcext:value-type="string">
            <text:p>sim_1</text:p>
          </table:table-cell>
        </table:table-row>
        <table:table-row table:style-name="ro1">
          <table:table-cell office:value-type="string" calcext:value-type="string">
            <text:p>weight of rocket</text:p>
          </table:table-cell>
          <table:table-cell table:number-columns-repeated="5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weight MAX</text:p>
          </table:table-cell>
          <table:table-cell table:number-columns-repeated="5"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basic chance of launch explosion</text:p>
          </table:table-cell>
          <table:table-cell table:number-columns-repeated="5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basic chance of landing crash</text:p>
          </table:table-cell>
          <table:table-cell table:number-columns-repeated="5" office:value-type="float" office:value="0.01" calcext:value-type="float">
            <text:p>0.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ight of loading in rocket 1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6500" calcext:value-type="float">
            <text:p>6500</text:p>
          </table:table-cell>
          <table:table-cell table:style-name="ce2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weight of loading in rocket 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6000" calcext:value-type="float">
            <text:p>6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nce of success launch for rocket 1</text:p>
          </table:table-cell>
          <table:table-cell table:style-name="ce3" table:formula="of:=1-[.B5]*[.B8]/([.B4]-[.B3])" office:value-type="percentage" office:value="0.95" calcext:value-type="percentage">
            <text:p>95.0%</text:p>
          </table:table-cell>
          <table:table-cell table:style-name="ce3" table:formula="of:=1-[.C5]*[.C8]/([.C4]-[.C3])" office:value-type="percentage" office:value="0.953125" calcext:value-type="percentage">
            <text:p>95.313%</text:p>
          </table:table-cell>
          <table:table-cell table:style-name="ce3" table:formula="of:=1-[.D5]*[.D8]/([.D4]-[.D3])" office:value-type="percentage" office:value="0.95625" calcext:value-type="percentage">
            <text:p>95.625%</text:p>
          </table:table-cell>
          <table:table-cell table:style-name="ce3" table:formula="of:=1-[.E5]*[.E8]/([.E4]-[.E3])" office:value-type="percentage" office:value="0.959375" calcext:value-type="percentage">
            <text:p>95.938%</text:p>
          </table:table-cell>
          <table:table-cell table:style-name="ce3" table:formula="of:=1-[.F5]*[.F8]/([.F4]-[.F3])" office:value-type="percentage" office:value="0.9625" calcext:value-type="percentage">
            <text:p>96.25%</text:p>
          </table:table-cell>
        </table:table-row>
        <table:table-row table:style-name="ro1">
          <table:table-cell office:value-type="string" calcext:value-type="string">
            <text:p>chance of success landing for rocket 1</text:p>
          </table:table-cell>
          <table:table-cell table:style-name="ce3" table:formula="of:=1-[.B6]*[.B8]/([.B4]-[.B3])" office:value-type="percentage" office:value="0.99" calcext:value-type="percentage">
            <text:p>99.0%</text:p>
          </table:table-cell>
          <table:table-cell table:style-name="ce3" table:formula="of:=1-[.C6]*[.C8]/([.C4]-[.C3])" office:value-type="percentage" office:value="0.990625" calcext:value-type="percentage">
            <text:p>99.063%</text:p>
          </table:table-cell>
          <table:table-cell table:style-name="ce3" table:formula="of:=1-[.D6]*[.D8]/([.D4]-[.D3])" office:value-type="percentage" office:value="0.99125" calcext:value-type="percentage">
            <text:p>99.125%</text:p>
          </table:table-cell>
          <table:table-cell table:style-name="ce3" table:formula="of:=1-[.E6]*[.E8]/([.E4]-[.E3])" office:value-type="percentage" office:value="0.991875" calcext:value-type="percentage">
            <text:p>99.188%</text:p>
          </table:table-cell>
          <table:table-cell table:style-name="ce3" table:formula="of:=1-[.F6]*[.F8]/([.F4]-[.F3])" office:value-type="percentage" office:value="0.9925" calcext:value-type="percentage">
            <text:p>99.25%</text:p>
          </table:table-cell>
        </table:table-row>
        <table:table-row table:style-name="ro1">
          <table:table-cell office:value-type="string" calcext:value-type="string">
            <text:p>total chance of success</text:p>
          </table:table-cell>
          <table:table-cell table:style-name="ce3" table:formula="of:=[.B11]*[.B12]" office:value-type="percentage" office:value="0.9405" calcext:value-type="percentage">
            <text:p>94.05%</text:p>
          </table:table-cell>
          <table:table-cell table:style-name="ce3" table:formula="of:=[.C11]*[.C12]" office:value-type="percentage" office:value="0.944189453125" calcext:value-type="percentage">
            <text:p>94.419%</text:p>
          </table:table-cell>
          <table:table-cell table:style-name="ce3" table:formula="of:=[.D11]*[.D12]" office:value-type="percentage" office:value="0.9478828125" calcext:value-type="percentage">
            <text:p>94.788%</text:p>
          </table:table-cell>
          <table:table-cell table:style-name="ce3" table:formula="of:=[.E11]*[.E12]" office:value-type="percentage" office:value="0.951580078125" calcext:value-type="percentage">
            <text:p>95.158%</text:p>
          </table:table-cell>
          <table:table-cell table:style-name="ce3" table:formula="of:=[.F11]*[.F12]" office:value-type="percentage" office:value="0.95528125" calcext:value-type="percentage">
            <text:p>95.528%</text:p>
          </table:table-cell>
        </table:table-row>
        <table:table-row table:style-name="ro1">
          <table:table-cell/>
          <table:table-cell table:style-name="ce4" table:number-columns-repeated="5"/>
        </table:table-row>
        <table:table-row table:style-name="ro1">
          <table:table-cell office:value-type="string" calcext:value-type="string">
            <text:p>chance of success launch for rocket 2</text:p>
          </table:table-cell>
          <table:table-cell table:style-name="ce3" table:formula="of:=1-[.B5]*[.B9]/([.B4]-[.B3])" office:value-type="percentage" office:value="0.975" calcext:value-type="percentage">
            <text:p>97.5%</text:p>
          </table:table-cell>
          <table:table-cell table:style-name="ce3" table:formula="of:=1-[.C5]*[.C9]/([.C4]-[.C3])" office:value-type="percentage" office:value="0.971875" calcext:value-type="percentage">
            <text:p>97.188%</text:p>
          </table:table-cell>
          <table:table-cell table:style-name="ce3" table:formula="of:=1-[.D5]*[.D9]/([.D4]-[.D3])" office:value-type="percentage" office:value="0.96875" calcext:value-type="percentage">
            <text:p>96.875%</text:p>
          </table:table-cell>
          <table:table-cell table:style-name="ce3" table:formula="of:=1-[.E5]*[.E9]/([.E4]-[.E3])" office:value-type="percentage" office:value="0.965625" calcext:value-type="percentage">
            <text:p>96.563%</text:p>
          </table:table-cell>
          <table:table-cell table:style-name="ce3" table:formula="of:=1-[.F5]*[.F9]/([.F4]-[.F3])" office:value-type="percentage" office:value="0.9625" calcext:value-type="percentage">
            <text:p>96.25%</text:p>
          </table:table-cell>
        </table:table-row>
        <table:table-row table:style-name="ro1">
          <table:table-cell office:value-type="string" calcext:value-type="string">
            <text:p>chance of success landing for rocket 2</text:p>
          </table:table-cell>
          <table:table-cell table:style-name="ce3" table:formula="of:=1-[.B6]*[.B9]/([.B4]-[.B3])" office:value-type="percentage" office:value="0.995" calcext:value-type="percentage">
            <text:p>99.5%</text:p>
          </table:table-cell>
          <table:table-cell table:style-name="ce3" table:formula="of:=1-[.C6]*[.C9]/([.C4]-[.C3])" office:value-type="percentage" office:value="0.994375" calcext:value-type="percentage">
            <text:p>99.438%</text:p>
          </table:table-cell>
          <table:table-cell table:style-name="ce3" table:formula="of:=1-[.D6]*[.D9]/([.D4]-[.D3])" office:value-type="percentage" office:value="0.99375" calcext:value-type="percentage">
            <text:p>99.375%</text:p>
          </table:table-cell>
          <table:table-cell table:style-name="ce3" table:formula="of:=1-[.E6]*[.E9]/([.E4]-[.E3])" office:value-type="percentage" office:value="0.993125" calcext:value-type="percentage">
            <text:p>99.313%</text:p>
          </table:table-cell>
          <table:table-cell table:style-name="ce3" table:formula="of:=1-[.F6]*[.F9]/([.F4]-[.F3])" office:value-type="percentage" office:value="0.9925" calcext:value-type="percentage">
            <text:p>99.25%</text:p>
          </table:table-cell>
        </table:table-row>
        <table:table-row table:style-name="ro1">
          <table:table-cell office:value-type="string" calcext:value-type="string">
            <text:p>total chance of success</text:p>
          </table:table-cell>
          <table:table-cell table:style-name="ce3" table:formula="of:=[.B15]*[.B16]" office:value-type="percentage" office:value="0.970125" calcext:value-type="percentage">
            <text:p>97.013%</text:p>
          </table:table-cell>
          <table:table-cell table:style-name="ce3" table:formula="of:=[.C15]*[.C16]" office:value-type="percentage" office:value="0.966408203125" calcext:value-type="percentage">
            <text:p>96.641%</text:p>
          </table:table-cell>
          <table:table-cell table:style-name="ce3" table:formula="of:=[.D15]*[.D16]" office:value-type="percentage" office:value="0.9626953125" calcext:value-type="percentage">
            <text:p>96.27%</text:p>
          </table:table-cell>
          <table:table-cell table:style-name="ce3" table:formula="of:=[.E15]*[.E16]" office:value-type="percentage" office:value="0.958986328125" calcext:value-type="percentage">
            <text:p>95.899%</text:p>
          </table:table-cell>
          <table:table-cell table:style-name="ce3" table:formula="of:=[.F15]*[.F16]" office:value-type="percentage" office:value="0.95528125" calcext:value-type="percentage">
            <text:p>95.528%</text:p>
          </table:table-cell>
        </table:table-row>
        <table:table-row table:style-name="ro1">
          <table:table-cell/>
          <table:table-cell table:style-name="ce4" table:number-columns-repeated="5"/>
        </table:table-row>
        <table:table-row table:style-name="ro1">
          <table:table-cell office:value-type="string" calcext:value-type="string">
            <text:p>Success of 2-rocket expedition</text:p>
          </table:table-cell>
          <table:table-cell table:style-name="ce3" table:formula="of:=[.B13]*[.B17]" office:value-type="percentage" office:value="0.9124025625" calcext:value-type="percentage">
            <text:p>91.24%</text:p>
          </table:table-cell>
          <table:table-cell table:style-name="ce3" table:formula="of:=[.C13]*[.C17]" office:value-type="percentage" office:value="0.912472432804108" calcext:value-type="percentage">
            <text:p>91.247%</text:p>
          </table:table-cell>
          <table:table-cell table:style-name="ce3" table:formula="of:=[.D13]*[.D17]" office:value-type="percentage" office:value="0.912522340393067" calcext:value-type="percentage">
            <text:p>91.252%</text:p>
          </table:table-cell>
          <table:table-cell table:style-name="ce3" table:formula="of:=[.E13]*[.E17]" office:value-type="percentage" office:value="0.912552285037994" calcext:value-type="percentage">
            <text:p>91.255%</text:p>
          </table:table-cell>
          <table:table-cell table:style-name="ce3" table:formula="of:=[.F13]*[.F17]" office:value-type="percentage" office:value="0.912562266601563" calcext:value-type="percentage">
            <text:p>91.256%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im_1</text:p>
          </table:table-cell>
          <table:table-cell table:style-name="ce1" office:value-type="string" calcext:value-type="string">
            <text:p>sim_3</text:p>
          </table:table-cell>
          <table:table-cell table:style-name="ce1" office:value-type="string" calcext:value-type="string">
            <text:p>sim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 of rocket</text:p>
          </table:table-cell>
          <table:table-cell table:number-columns-repeated="3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 MAX</text:p>
          </table:table-cell>
          <table:table-cell table:number-columns-repeated="3" office:value-type="float" office:value="18000" calcext:value-type="float">
            <text:p>1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chance of launch explosion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chance of landing crash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ight of loading in rocket 1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2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 of loading in rocket 2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nce of success launch for rocket 1</text:p>
          </table:table-cell>
          <table:table-cell table:style-name="ce3" table:formula="of:=1-[.B26]*[.B29]/([.B25]-[.B24])" office:value-type="percentage" office:value="0.95" calcext:value-type="percentage">
            <text:p>95.0%</text:p>
          </table:table-cell>
          <table:table-cell table:style-name="ce3" table:formula="of:=1-[.C26]*[.C29]/([.C25]-[.C24])" office:value-type="percentage" office:value="0.95625" calcext:value-type="percentage">
            <text:p>95.625%</text:p>
          </table:table-cell>
          <table:table-cell table:style-name="ce3" table:formula="of:=1-[.D26]*[.D29]/([.D25]-[.D24])" office:value-type="percentage" office:value="0.9625" calcext:value-type="percentage">
            <text:p>96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ce of success landing for rocket 1</text:p>
          </table:table-cell>
          <table:table-cell table:style-name="ce3" table:formula="of:=1-[.B27]*[.B29]/([.B25]-[.B24])" office:value-type="percentage" office:value="0.99" calcext:value-type="percentage">
            <text:p>99.0%</text:p>
          </table:table-cell>
          <table:table-cell table:style-name="ce3" table:formula="of:=1-[.C27]*[.C29]/([.C25]-[.C24])" office:value-type="percentage" office:value="0.99125" calcext:value-type="percentage">
            <text:p>99.125%</text:p>
          </table:table-cell>
          <table:table-cell table:style-name="ce3" table:formula="of:=1-[.D27]*[.D29]/([.D25]-[.D24])" office:value-type="percentage" office:value="0.9925" calcext:value-type="percentage">
            <text:p>99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chance of success</text:p>
          </table:table-cell>
          <table:table-cell table:style-name="ce3" table:formula="of:=[.B32]*[.B33]" office:value-type="percentage" office:value="0.9405" calcext:value-type="percentage">
            <text:p>94.05%</text:p>
          </table:table-cell>
          <table:table-cell table:style-name="ce3" table:formula="of:=[.C32]*[.C33]" office:value-type="percentage" office:value="0.9478828125" calcext:value-type="percentage">
            <text:p>94.788%</text:p>
          </table:table-cell>
          <table:table-cell table:style-name="ce3" table:formula="of:=[.D32]*[.D33]" office:value-type="percentage" office:value="0.95528125" calcext:value-type="percentage">
            <text:p>95.528%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hance of success launch for rocket 2</text:p>
          </table:table-cell>
          <table:table-cell table:style-name="ce3" table:formula="of:=1-[.B26]*[.B30]/([.B25]-[.B24])" office:value-type="percentage" office:value="0.975" calcext:value-type="percentage">
            <text:p>97.5%</text:p>
          </table:table-cell>
          <table:table-cell table:style-name="ce3" table:formula="of:=1-[.C26]*[.C30]/([.C25]-[.C24])" office:value-type="percentage" office:value="0.96875" calcext:value-type="percentage">
            <text:p>96.875%</text:p>
          </table:table-cell>
          <table:table-cell table:style-name="ce3" table:formula="of:=1-[.D26]*[.D30]/([.D25]-[.D24])" office:value-type="percentage" office:value="0.9625" calcext:value-type="percentage">
            <text:p>96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ce of success landing for rocket 2</text:p>
          </table:table-cell>
          <table:table-cell table:style-name="ce3" table:formula="of:=1-[.B27]*[.B30]/([.B25]-[.B24])" office:value-type="percentage" office:value="0.995" calcext:value-type="percentage">
            <text:p>99.5%</text:p>
          </table:table-cell>
          <table:table-cell table:style-name="ce3" table:formula="of:=1-[.C27]*[.C30]/([.C25]-[.C24])" office:value-type="percentage" office:value="0.99375" calcext:value-type="percentage">
            <text:p>99.375%</text:p>
          </table:table-cell>
          <table:table-cell table:style-name="ce3" table:formula="of:=1-[.D27]*[.D30]/([.D25]-[.D24])" office:value-type="percentage" office:value="0.9925" calcext:value-type="percentage">
            <text:p>99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chance of success</text:p>
          </table:table-cell>
          <table:table-cell table:style-name="ce3" table:formula="of:=[.B36]*[.B37]" office:value-type="percentage" office:value="0.970125" calcext:value-type="percentage">
            <text:p>97.013%</text:p>
          </table:table-cell>
          <table:table-cell table:style-name="ce3" table:formula="of:=[.C36]*[.C37]" office:value-type="percentage" office:value="0.9626953125" calcext:value-type="percentage">
            <text:p>96.27%</text:p>
          </table:table-cell>
          <table:table-cell table:style-name="ce3" table:formula="of:=[.D36]*[.D37]" office:value-type="percentage" office:value="0.95528125" calcext:value-type="percentage">
            <text:p>95.528%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Success of 2-rocket expedition</text:p>
          </table:table-cell>
          <table:table-cell table:style-name="ce3" table:formula="of:=[.B34]*[.B38]" office:value-type="percentage" office:value="0.9124025625" calcext:value-type="percentage">
            <text:p>91.24%</text:p>
          </table:table-cell>
          <table:table-cell table:style-name="ce3" table:formula="of:=[.C34]*[.C38]" office:value-type="percentage" office:value="0.912522340393067" calcext:value-type="percentage">
            <text:p>91.252%</text:p>
          </table:table-cell>
          <table:table-cell table:style-name="ce3" table:formula="of:=[.D34]*[.D38]" office:value-type="percentage" office:value="0.912562266601563" calcext:value-type="percentage">
            <text:p>91.256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3" loext:min-decimal-places="0" number:min-integer-digits="0" number:decimal-replacement=""/>
    </number:number-style>
    <number:number-style style:name="N123">
      <number:number number:decimal-places="3" loext:min-decimal-places="1" number:min-integer-digits="1" number:decimal-replacement=""/>
    </number:number-style>
    <number:number-style style:name="N124">
      <number:number number:decimal-places="4" loext:min-decimal-places="1" number:min-integer-digits="1" number:decimal-replacement=""/>
    </number:number-style>
    <number:percentage-style style:name="N125">
      <number:number number:decimal-places="3" loext:min-decimal-places="3" number:min-integer-digits="1"/>
      <number:text>%</number:text>
    </number:percentage-style>
    <number:percentage-style style:name="N126">
      <number:number number:decimal-places="3" loext:min-decimal-places="1" number:min-integer-digits="1" number:decimal-replacement="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6:48:52.524000000</meta:creation-date>
    <dc:date>2018-06-12T16:07:42.035000000</dc:date>
    <meta:editing-duration>PT7H46M45S</meta:editing-duration>
    <meta:editing-cycles>2</meta:editing-cycles>
    <meta:generator>LibreOffice/5.4.7.2$Windows_X86_64 LibreOffice_project/c838ef25c16710f8838b1faec480ebba495259d0</meta:generator>
    <meta:document-statistic meta:table-count="1" meta:cell-count="138" meta:object-count="0"/>
  </office:meta>
</office:document-meta>
</file>